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0.91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41.7pt"/>
    </style:style>
    <style:style style:name="co11" style:family="table-column">
      <style:table-column-properties fo:break-before="auto" style:column-width="17.29pt"/>
    </style:style>
    <style:style style:name="co12" style:family="table-column">
      <style:table-column-properties fo:break-before="auto" style:column-width="18.74pt"/>
    </style:style>
    <style:style style:name="co13" style:family="table-column">
      <style:table-column-properties fo:break-before="auto" style:column-width="22.14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21.29pt"/>
    </style:style>
    <style:style style:name="co16" style:family="table-column">
      <style:table-column-properties fo:break-before="auto" style:column-width="17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6.7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2.01pt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21409a"/>
    </style:style>
    <style:style style:name="ce51" style:family="table-cell" style:parent-style-name="Default">
      <style:table-cell-properties fo:border="none" fo:padding="2.01pt"/>
    </style:style>
    <style:style style:name="ce52" style:family="table-cell" style:parent-style-name="Default">
      <style:table-cell-properties fo:border="none" fo:padding="2.01pt"/>
      <style:text-properties fo:color="#808080"/>
    </style:style>
    <style:style style:name="ce53" style:family="table-cell" style:parent-style-name="Default">
      <style:table-cell-properties fo:border="none" fo:padding="2.01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2.01pt"/>
    </style:style>
    <style:style style:name="ce55" style:family="table-cell" style:parent-style-name="Default">
      <style:table-cell-properties fo:background-color="#dddddd" fo:padding="2.01pt"/>
    </style:style>
    <style:style style:name="ce56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57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#dddddd"/>
    </style:style>
    <style:style style:name="ce60" style:family="table-cell" style:parent-style-name="Default">
      <style:table-cell-properties fo:background-color="#ffff66" fo:padding="2.01pt"/>
    </style:style>
    <style:style style:name="ce62" style:family="table-cell" style:parent-style-name="Default">
      <style:table-cell-properties fo:background-color="#ffff66"/>
    </style:style>
    <style:style style:name="T1" style:family="text">
      <style:text-properties fo:color="#51248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ce13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6" table:default-cell-style-name="ce42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7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185" calcext:value-type="float">
            <text:p>1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9" office:value-type="float" office:value="1.01" calcext:value-type="float">
            <text:p>1.01</text:p>
          </table:table-cell>
          <table:table-cell table:style-name="ce2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2]" office:value-type="float" office:value="2.01" calcext:value-type="float">
            <text:p>2.01</text:p>
          </table:table-cell>
          <table:table-cell table:style-name="ce4" table:formula="of:=[.E12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1.041" calcext:value-type="float">
            <text:p>1.04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2" calcext:value-type="float">
            <text:p>1.04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3" calcext:value-type="float">
            <text:p>1.04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1.327" calcext:value-type="float">
            <text:p>1.32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19" calcext:value-type="float">
            <text:p>2.19</text:p>
          </table:table-cell>
          <table:table-cell table:style-name="ce12"/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195" calcext:value-type="float">
            <text:p>2.19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9" calcext:value-type="float">
            <text:p>1.01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2"/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2" office:value-type="float" office:value="1.02" calcext:value-type="float">
            <text:p>1.02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5" calcext:value-type="float">
            <text:p>3.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4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amm Gotte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Hochzeit von Kana in Galiläa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4"/>
          <table:table-cell table:style-name="ce6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Jesus heilt den Sohn eines königlichen Beamte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mut und wahre Wohltätigkei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4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1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heimnisse des Reiches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2"/>
          <table:table-cell table:style-name="ce55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2" calcext:value-type="float">
            <text:p>3.0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1" office:value-type="float" office:value="1.02" calcext:value-type="float">
            <text:p>1.020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1" table:formula="of:=[.N104]" office:value-type="float" office:value="3.002" calcext:value-type="float">
            <text:p>3.0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5" calcext:value-type="float">
            <text:p>1.02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5" calcext:value-type="float">
            <text:p>3.02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2" calcext:value-type="float">
            <text:p>1.1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/>
          <table:table-cell table:style-name="ce54" office:value-type="string" calcext:value-type="string">
            <text:p>Johannes in Judäa, Jordan, Jerusalem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6" calcext:value-type="float">
            <text:p>1.026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6" calcext:value-type="float">
            <text:p>3.02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7" calcext:value-type="float">
            <text:p>1.27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-&gt;J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44"/>
          <table:table-cell table:style-name="ce37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15]" office:value-type="float" office:value="4.08" calcext:value-type="float">
            <text:p>4.08</text:p>
          </table:table-cell>
          <table:table-cell table:style-name="ce4" table:formula="of:=[.E115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6" calcext:value-type="float">
            <text:p>1.3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" calcext:value-type="float">
            <text:p>4.12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5" calcext:value-type="float">
            <text:p>4.125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41"/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5" calcext:value-type="float">
            <text:p>4.1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41" calcext:value-type="float">
            <text:p>4.14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string" calcext:value-type="string">
            <text:p>1.32.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wohnt in Kapernaum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22]" office:value-type="float" office:value="4.17" calcext:value-type="float">
            <text:p>4.17</text:p>
          </table:table-cell>
          <table:table-cell table:style-name="ce4" table:formula="of:=[.E122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2"/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4" office:value-type="string" calcext:value-type="string">
            <text:p>Der wunderbare Fischzug/Die Berufung der ersten 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4" calcext:value-type="float">
            <text:p>4.18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2" office:value-type="float" office:value="1.165" calcext:value-type="float">
            <text:p>1.17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5" calcext:value-type="float">
            <text:p>4.18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2" office:value-type="float" office:value="1.19" calcext:value-type="float">
            <text:p>1.19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16" calcext:value-type="float">
            <text:p>5.0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6" calcext:value-type="float">
            <text:p>4.18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7" calcext:value-type="float">
            <text:p>4.18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28]" office:value-type="float" office:value="4.23" calcext:value-type="float">
            <text:p>4.23</text:p>
          </table:table-cell>
          <table:table-cell table:style-name="ce4" table:formula="of:=[.E128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5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32]" office:value-type="float" office:value="5.03" calcext:value-type="float">
            <text:p>5.03</text:p>
          </table:table-cell>
          <table:table-cell table:style-name="ce4" table:formula="of:=[.E132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3" calcext:value-type="float">
            <text:p>5.13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5.15" calcext:value-type="float">
            <text:p>5.150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icht auf dem Leuchter. Vgl Lk 11:33-36</text:p>
          </table:table-cell>
          <table:table-cell table:style-name="ce54"/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eichen der Zeit, Ermahnung zur Versöhnlichkeit (Vgl Mt 16:1-3)</text:p>
          </table:table-cell>
          <table:table-cell table:style-name="ce54"/>
          <table:table-cell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ebe zu den Feind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3" calcext:value-type="float">
            <text:p>7.30</text:p>
          </table:table-cell>
          <table:table-cell table:style-name="ce12"/>
          <table:table-cell table:style-name="ce21"/>
          <table:table-cell table:style-name="ce27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465" calcext:value-type="float">
            <text:p>6.4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58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59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2"/>
          <table:table-cell table:style-name="ce60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ie Heilung von zwei Besessenen/eines Besessen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4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6" office:value-type="float" office:value="9.2" calcext:value-type="float">
            <text:p>9.20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 office:value-type="float" office:value="5.25" calcext:value-type="float">
            <text:p>5.250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6" office:value-type="float" office:value="8.43" calcext:value-type="float">
            <text:p>8.430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81]" office:value-type="float" office:value="9.34" calcext:value-type="float">
            <text:p>9.34</text:p>
          </table:table-cell>
          <table:table-cell table:style-name="ce4" table:formula="of:=[.E181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85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5" office:value-type="float" office:value="3.13" calcext:value-type="float">
            <text:p>3.130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5" office:value-type="float" office:value="6.12" calcext:value-type="float">
            <text:p>6.120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89]" office:value-type="float" office:value="10.07" calcext:value-type="float">
            <text:p>10.07</text:p>
          </table:table-cell>
          <table:table-cell table:style-name="ce4" table:formula="of:=[.E189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95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Bekenn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96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97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98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2"/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1" calcext:value-type="float">
            <text:p>6.06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ce12"/>
          <table:table-cell table:style-name="ce2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Knecht Gottes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ästerung gegen den Heiligen Geis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45" calcext:value-type="float">
            <text:p>12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rch Beelzebub treibt er die Dämonen au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41"/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Zeichen des Propheten Jon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24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26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27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28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Grund für die Gleichnisred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05" calcext:value-type="float">
            <text:p>13.1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95" calcext:value-type="float">
            <text:p>8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style-name="ce54" table:number-columns-repeated="2"/>
          <table:table-cell table:style-name="ce54" office:value-type="string" calcext:value-type="string">
            <text:p>TODO: Lukas eigentlich noch 18:21-23</text:p>
          </table:table-cell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30]" office:value-type="float" office:value="13.11" calcext:value-type="float">
            <text:p>13.11</text:p>
          </table:table-cell>
          <table:table-cell table:style-name="ce4" table:formula="of:=[.E230]" office:value-type="float" office:value="13.11" calcext:value-type="float">
            <text:p>13.11</text:p>
          </table:table-cell>
          <table:table-cell table:style-name="ce21" office:value-type="float" office:value="13.11" calcext:value-type="float">
            <text:p>13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4.035" calcext:value-type="float">
            <text:p>4.035</text:p>
          </table:table-cell>
          <table:table-cell table:style-name="ce12" office:value-type="float" office:value="4.11" calcext:value-type="float">
            <text:p>4.11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/>
          <table:table-cell table:style-name="ce54" office:value-type="string" calcext:value-type="string">
            <text:p>Jünger verstehen Geheimnisse des Reiches, jene nicht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Volk verharrt im Unglaub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rfüllung/Zitierung Jes 6:10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5" table:formula="of:=[.D237]" office:value-type="float" office:value="13.18" calcext:value-type="float">
            <text:p>13.180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3.23" calcext:value-type="float">
            <text:p>13.2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table:formula="of:=[.D239]" office:value-type="float" office:value="13.24" calcext:value-type="float">
            <text:p>13.240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42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44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45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46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47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49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5" office:value-type="string" calcext:value-type="string">
            <text:p>Herodes glaubt, Johannes sei aus den Toten auferstanden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5" office:value-type="string" calcext:value-type="string">
            <text:p>Die Speisung der Fünftausend</text:p>
          </table:table-cell>
          <table:table-cell table:style-name="ce55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253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55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5" calcext:value-type="float">
            <text:p>6.15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58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4"/>
          <table:table-cell/>
        </table:table-row>
        <table:table-row table:style-name="ro4">
          <table:table-cell table:style-name="ce1"/>
          <table:table-cell table:style-name="ce2"/>
          <table:table-cell table:style-name="ce8" table:formula="of:=[.D262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1">biblisches/Bücher/Evangelien/Abschnitte/Die-Heilung-der-Tochter-der-kananäischen-Frau </text:span>(Heilung der Tochter der  kananäischen Frau/der Frau aus Syrophönizien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266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67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72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74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75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91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98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302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6 Tage vor Passah: Bethphage, Bethanien, Oelberg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15" calcext:value-type="float">
            <text:p>2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5 Tage vor Passah: Jesus auf Eselin und deren Füllen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15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16]" office:value-type="float" office:value="21.18" calcext:value-type="float">
            <text:p>21.18</text:p>
          </table:table-cell>
          <table:table-cell table:style-name="ce12" office:value-type="float" office:value="21.18" calcext:value-type="float">
            <text:p>21.1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number-columns-repeated="2"/>
          <table:table-cell table:style-name="ce51"/>
          <table:table-cell table:style-name="ce54"/>
          <table:table-cell table:style-name="ce54" office:value-type="string" calcext:value-type="string">
            <text:p>Jesus hungert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20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21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22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5" office:value-type="float" office:value="12.01" calcext:value-type="float">
            <text:p>12.010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24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332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35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  <table:table-cell/>
        </table:table-row>
        <table:table-row table:style-name="ro4">
          <table:table-cell table:style-name="ce1"/>
          <table:table-cell table:style-name="ce2"/>
          <table:table-cell table:style-name="ce4" table:formula="of:=[.D343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2">wird geworden sein</text:span>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9.115" calcext:value-type="float">
            <text:p>1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347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58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2"/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2"/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41"/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string" calcext:value-type="string">
            <text:p>21.23.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string" calcext:value-type="string">
            <text:p>10..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  <table:table-cell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4"/>
        </table:table-row>
        <table:table-row table:style-name="ro3" table:number-rows-repeated="1048189">
          <table:table-cell table:number-columns-repeated="39"/>
        </table:table-row>
        <table:table-row table:style-name="ro3">
          <table:table-cell table:number-columns-repeated="39"/>
        </table:table-row>
      </table:table>
      <table:named-expressions/>
      <table:database-ranges>
        <table:database-range table:name="__Anonymous_Sheet_DB__0" table:target-range-address="Sheet1.C2:Sheet1.AK38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4">00/00/0000</text:date>, <text:time style:data-style-name="N2" text:time-value="20:12:42.752671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8-08-14T20:25:35.106190937</dc:date>
    <meta:editing-duration>P1DT6H29M16S</meta:editing-duration>
    <meta:editing-cycles>243</meta:editing-cycles>
    <meta:generator>LibreOffice/6.0.4.2$Linux_X86_64 LibreOffice_project/00m0$Build-2</meta:generator>
    <meta:document-statistic meta:table-count="1" meta:cell-count="2683" meta:object-count="0"/>
  </office:meta>
</office:document-meta>
</file>